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layer="layout" svg:width="0.925cm" svg:height="0.962cm" svg:x="5.465cm" svg:y="6.041cm">
          <draw:text-box>
            <text:p>X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layer="layout" svg:width="0.925cm" svg:height="0.962cm" svg:x="15.088cm" svg:y="2.198cm">
          <draw:text-box>
            <text:p>Y</text:p>
          </draw:text-box>
        </draw:frame>
        <draw:frame draw:style-name="gr3" draw:layer="layout" svg:width="0.891cm" svg:height="0.962cm" svg:x="10.466cm" svg:y="9.041cm">
          <draw:text-box>
            <text:p>Z</text:p>
          </draw:text-box>
        </draw:frame>
        <draw:path draw:style-name="gr2" draw:text-style-name="P1" draw:layer="layout" svg:width="6.858cm" svg:height="8.736cm" draw:transform="rotate (-1.5707963267949) translate (17.2013141604597cm 1.05299999999999cm)" svg:viewBox="0 0 6859 8737" svg:d="M0 8699c265-16 585 123 797-52 238-196 199-574 205-873 6-290-28-584 0-874 30-309-19-585-51-899-34-331 183-679 514-590 310 83 659-138 745-463 76-287 197-563 205-873 8-305-104-583-154-874-55-320 5-654-51-976-60-343 92-730 436-796 262-51 533 7 797-26 303-38 681 170 847-308 95-274 195-521 309-796 155-375 491-220 744-283 371-93 626 233 848 437 242 223 463 496 565 822 87 277 100 565 103 848 4 290-25 592-231 847-196 244-489 471-463 822 22 285-81 596 103 848 173 236 72 514 103 771l-77 282-51 180-257 103">
          <text:p/>
        </draw:path>
        <draw:frame draw:style-name="gr3" draw:text-style-name="P2" draw:layer="layout" svg:width="6.2cm" svg:height="1.521cm" svg:x="7.239cm" svg:y="3.474cm">
          <draw:text-box>
            <text:p><text:span text:style-name="T1">Y is a bit string used to</text:span></text:p>
            <text:p><text:span text:style-name="T1">reach node M.</text:span></text:p>
          </draw:text-box>
        </draw:frame>
        <draw:line draw:style-name="gr4" draw:text-style-name="P1" draw:layer="layout" svg:x1="13.537cm" svg:y1="3.802cm" svg:x2="15.335cm" svg:y2="2.7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3:21:26.090396730</dc:date>
    <dc:creator>elucterio </dc:creator>
    <meta:editing-duration>PT2M37S</meta:editing-duration>
    <meta:editing-cycles>4</meta:editing-cycles>
    <meta:generator>LibreOffice/4.2.8.2$Linux_X86_64 LibreOffice_project/420m0$Build-2</meta:generator>
    <meta:document-statistic meta:object-count="10"/>
  </office:meta>
</office:document-meta>
</file>